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6.95cm" fo:min-width="6.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95cm" fo:min-width="7.7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5cm" fo:min-width="7.7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7.7cm"/>
    </style:style>
    <style:style style:name="gr6" style:family="graphic" style:parent-style-name="standard">
      <style:graphic-properties draw:textarea-horizontal-align="justify" draw:textarea-vertical-align="middle" draw:auto-grow-height="false" fo:min-height="3.15cm" fo:min-width="5.9cm"/>
    </style:style>
    <style:style style:name="gr7" style:family="graphic" style:parent-style-name="standard">
      <style:graphic-properties draw:textarea-horizontal-align="justify" draw:textarea-vertical-align="middle" draw:auto-grow-height="false" fo:min-height="6.35cm" fo:min-width="4.7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75cm" fo:min-width="3.7cm"/>
    </style:style>
    <style:style style:name="gr9" style:family="graphic" style:parent-style-name="standard">
      <style:graphic-properties draw:textarea-horizontal-align="justify" draw:textarea-vertical-align="middle" draw:auto-grow-height="false" fo:min-height="3.55cm" fo:min-width="5.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6.6cm" svg:height="7.2cm" svg:x="1.8cm" svg:y="1.2cm">
          <text:p text:style-name="P1">BUSINESS</text:p>
          <text:p text:style-name="P1"/>
          <text:p text:style-name="P1">ENTERTAINMENT</text:p>
          <text:p text:style-name="P1"/>
          <text:p text:style-name="P1">POLITICS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4cm" svg:height="0.962cm" svg:x="2cm" svg:y="9cm">
          <draw:text-box>
            <text:p>TRAINING DATA</text:p>
          </draw:text-box>
        </draw:frame>
        <draw:custom-shape draw:style-name="gr3" draw:text-style-name="P2" draw:layer="layout" svg:width="8.2cm" svg:height="2.2cm" svg:x="10.8cm" svg:y="2.4cm">
          <text:p text:style-name="P1">PREPROCESSING :</text:p>
          <text:p text:style-name="P1">TOKENIZATION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2cm" svg:height="1.8cm" svg:x="11cm" svg:y="5.6cm">
          <text:p text:style-name="P1">PREPROCESSING:</text:p>
          <text:p text:style-name="P1">TRUE CASIN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2cm" svg:height="1.6cm" svg:x="11cm" svg:y="8.8cm">
          <text:p text:style-name="P1">STOP WORD REMOVAL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4cm" svg:height="3.4cm" svg:x="2.8cm" svg:y="12.2cm">
          <text:p text:style-name="P1">MAKING THE BOW</text:p>
          <text:p text:style-name="P1">MODEL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cm" svg:height="6.6cm" svg:x="11.6cm" svg:y="12cm">
          <text:p text:style-name="P1">TRAINING </text:p>
          <text:p text:style-name="P1">CLASSIFIERS:</text:p>
          <text:p text:style-name="P1"/>
          <text:p text:style-name="P1">NB</text:p>
          <text:p text:style-name="P1"/>
          <text:p text:style-name="P1">L-SVM</text:p>
          <text:p text:style-name="P1"/>
          <text:p text:style-name="P1">MNB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2cm" svg:height="2cm" svg:x="18.6cm" svg:y="12.2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cm" svg:height="3.8cm" svg:x="18.6cm" svg:y="15.6cm">
          <text:p text:style-name="P1">SAVING TRAINED </text:p>
          <text:p text:style-name="P1">MODELS INTO </text:p>
          <text:p text:style-name="P1">PICKLE FILES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8.4cm" svg:y1="3.2cm" svg:x2="10.8cm" svg:y2="3.2cm">
          <text:p/>
        </draw:line>
        <draw:line draw:style-name="gr10" draw:text-style-name="P4" draw:layer="layout" svg:x1="15.2cm" svg:y1="4.6cm" svg:x2="15.2cm" svg:y2="5.6cm">
          <text:p/>
        </draw:line>
        <draw:line draw:style-name="gr10" draw:text-style-name="P4" draw:layer="layout" svg:x1="15.2cm" svg:y1="7.4cm" svg:x2="15.2cm" svg:y2="8.8cm">
          <text:p/>
        </draw:line>
        <draw:line draw:style-name="gr10" draw:text-style-name="P4" draw:layer="layout" svg:x1="11cm" svg:y1="9.8cm" svg:x2="7.4cm" svg:y2="12.2cm">
          <text:p/>
        </draw:line>
        <draw:line draw:style-name="gr10" draw:text-style-name="P4" draw:layer="layout" svg:x1="9.2cm" svg:y1="14cm" svg:x2="13cm" svg:y2="14.8cm">
          <text:p/>
        </draw:line>
        <draw:line draw:style-name="gr10" draw:text-style-name="P4" draw:layer="layout" svg:x1="9.2cm" svg:y1="14.8cm" svg:x2="13cm" svg:y2="16.2cm">
          <text:p/>
        </draw:line>
        <draw:line draw:style-name="gr10" draw:text-style-name="P4" draw:layer="layout" svg:x1="9.2cm" svg:y1="15.4cm" svg:x2="13cm" svg:y2="17.6cm">
          <text:p/>
        </draw:line>
        <draw:line draw:style-name="gr10" draw:text-style-name="P4" draw:layer="layout" svg:x1="16cm" svg:y1="14.8cm" svg:x2="18.6cm" svg:y2="13cm">
          <text:p/>
        </draw:line>
        <draw:line draw:style-name="gr10" draw:text-style-name="P4" draw:layer="layout" svg:x1="15.8cm" svg:y1="16.4cm" svg:x2="18.4cm" svg:y2="13.8cm">
          <text:p/>
        </draw:line>
        <draw:line draw:style-name="gr10" draw:text-style-name="P4" draw:layer="layout" svg:x1="16cm" svg:y1="18.2cm" svg:x2="18.6cm" svg:y2="14.2cm">
          <text:p/>
        </draw:line>
        <draw:line draw:style-name="gr10" draw:text-style-name="P4" draw:layer="layout" svg:x1="21.6cm" svg:y1="14.2cm" svg:x2="21.6cm" svg:y2="15.6cm">
          <text:p/>
        </draw:line>
        <presentation:notes draw:style-name="dp2">
          <draw:page-thumbnail draw:style-name="gr11" draw:layer="layout" svg:width="14.848cm" svg:height="11.135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7:49:27.298087517</meta:creation-date>
    <dc:date>2018-05-10T17:58:41.288328673</dc:date>
    <meta:editing-duration>PT9M14S</meta:editing-duration>
    <meta:editing-cycles>1</meta:editing-cycles>
    <meta:document-statistic meta:object-count="43"/>
    <meta:generator>LibreOffice/5.1.6.2$Linux_x86 LibreOffice_project/10m0$Build-2</meta:generator>
  </office:meta>
</office:document-meta>
</file>